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46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5811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2" table:default-cell-style-name="Default"/>
        <table:table-column table:style-name="co4" table:default-cell-style-name="ce2"/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1]-[.C1]" office:value-type="float" office:value="0">
            <text:p>0</text:p>
          </table:table-cell>
          <table:table-cell/>
          <table:table-cell table:formula="of:=[.A1]^2" office:value-type="float" office:value="1">
            <text:p>1</text:p>
          </table:table-cell>
          <table:table-cell table:formula="of:=[.A1]^3" office:value-type="float" office:value="1">
            <text:p>1</text:p>
          </table:table-cell>
          <table:table-cell table:formula="of:=1000^(([.A1]-1)/2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001">
            <text:p>1,001</text:p>
          </table:table-cell>
          <table:table-cell table:formula="of:=[.B2]-[.C2]" office:value-type="float" office:value="0">
            <text:p>0</text:p>
          </table:table-cell>
          <table:table-cell/>
          <table:table-cell table:formula="of:=[.A2]^2" office:value-type="float" office:value="4">
            <text:p>4</text:p>
          </table:table-cell>
          <table:table-cell table:formula="of:=[.A2]^3" office:value-type="float" office:value="8">
            <text:p>8</text:p>
          </table:table-cell>
          <table:table-cell table:formula="of:=1000^(([.A2])/2)" office:value-type="float" office:value="1000">
            <text:p>1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989">
            <text:p>13,989</text:p>
          </table:table-cell>
          <table:table-cell office:value-type="float" office:value="12988">
            <text:p>12,988</text:p>
          </table:table-cell>
          <table:table-cell table:formula="of:=[.B3]-[.C3]" office:value-type="float" office:value="1001">
            <text:p>1,001</text:p>
          </table:table-cell>
          <table:table-cell/>
          <table:table-cell table:formula="of:=[.A3]^2" office:value-type="float" office:value="9">
            <text:p>9</text:p>
          </table:table-cell>
          <table:table-cell table:formula="of:=[.A3]^3" office:value-type="float" office:value="27">
            <text:p>27</text:p>
          </table:table-cell>
          <table:table-cell table:formula="of:=1000^(([.A3])/2)" office:value-type="float" office:value="31622.7766016838">
            <text:p>316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62270">
            <text:p>1,362,270</text:p>
          </table:table-cell>
          <table:table-cell office:value-type="float" office:value="1348281">
            <text:p>1,348,281</text:p>
          </table:table-cell>
          <table:table-cell table:formula="of:=[.B4]-[.C4]" office:value-type="float" office:value="13989">
            <text:p>13,989</text:p>
          </table:table-cell>
          <table:table-cell table:formula="of:=1001^([.A4]/2)" office:value-type="float" office:value="1002001">
            <text:p>1,002,001</text:p>
          </table:table-cell>
          <table:table-cell table:formula="of:=[.A4]^2" office:value-type="float" office:value="16">
            <text:p>16</text:p>
          </table:table-cell>
          <table:table-cell table:formula="of:=[.A4]^3" office:value-type="float" office:value="64">
            <text:p>64</text:p>
          </table:table-cell>
          <table:table-cell table:formula="of:=1000^(([.A4])/2)" office:value-type="float" office:value="1000000">
            <text:p>100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formula="of:=[.A5]^2" office:value-type="float" office:value="25">
            <text:p>25</text:p>
          </table:table-cell>
          <table:table-cell table:formula="of:=[.A5]^3" office:value-type="float" office:value="125">
            <text:p>125</text:p>
          </table:table-cell>
          <table:table-cell table:formula="of:=1000^(([.A5])/2)" office:value-type="float" office:value="31622776.6016838">
            <text:p>3162277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  <table:table-cell table:formula="of:=1001^([.A6]/2)" office:value-type="float" office:value="1003003001">
            <text:p>1,003,003,001</text:p>
          </table:table-cell>
          <table:table-cell table:formula="of:=[.A6]^2" office:value-type="float" office:value="36">
            <text:p>36</text:p>
          </table:table-cell>
          <table:table-cell table:formula="of:=[.A6]^3" office:value-type="float" office:value="216">
            <text:p>216</text:p>
          </table:table-cell>
          <table:table-cell table:formula="of:=1000^(([.A6])/2)" office:value-type="float" office:value="1000000000">
            <text:p>1000000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formula="of:=[.A7]^2" office:value-type="float" office:value="49">
            <text:p>49</text:p>
          </table:table-cell>
          <table:table-cell table:formula="of:=[.A7]^3" office:value-type="float" office:value="343">
            <text:p>343</text:p>
          </table:table-cell>
          <table:table-cell table:formula="of:=1000^(([.A7])/2)" office:value-type="float" office:value="31622776601.6838">
            <text:p>3162277660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table:formula="of:=1001^([.A8]/2)" office:value-type="float" office:value="1004006004001">
            <text:p>1,004,006,004,001</text:p>
          </table:table-cell>
          <table:table-cell table:formula="of:=[.A8]^2" office:value-type="float" office:value="64">
            <text:p>64</text:p>
          </table:table-cell>
          <table:table-cell table:formula="of:=[.A8]^3" office:value-type="float" office:value="512">
            <text:p>512</text:p>
          </table:table-cell>
          <table:table-cell table:formula="of:=1000^(([.A8])/2)" office:value-type="float" office:value="1000000000000">
            <text:p>1000000000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table:formula="of:=[.A9]^2" office:value-type="float" office:value="81">
            <text:p>81</text:p>
          </table:table-cell>
          <table:table-cell table:formula="of:=[.A9]^3" office:value-type="float" office:value="729">
            <text:p>729</text:p>
          </table:table-cell>
          <table:table-cell table:formula="of:=1000^(([.A9])/2)" office:value-type="float" office:value="31622776601683.8">
            <text:p>316227766016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  <table:table-cell table:formula="of:=1001^([.A10]/2)" office:value-type="float" office:value="1.005010010005E+015">
            <text:p>1,005,010,010,005,000</text:p>
          </table:table-cell>
          <table:table-cell table:formula="of:=[.A10]^2" office:value-type="float" office:value="100">
            <text:p>100</text:p>
          </table:table-cell>
          <table:table-cell table:formula="of:=[.A10]^3" office:value-type="float" office:value="1000">
            <text:p>1000</text:p>
          </table:table-cell>
          <table:table-cell table:formula="of:=1000^(([.A10])/2)" office:value-type="float" office:value="1E+015">
            <text:p>1000000000000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formula="of:=[.A11]^2" office:value-type="float" office:value="121">
            <text:p>121</text:p>
          </table:table-cell>
          <table:table-cell table:formula="of:=[.A11]^3" office:value-type="float" office:value="1331">
            <text:p>1331</text:p>
          </table:table-cell>
          <table:table-cell table:formula="of:=1000^(([.A11])/2)" office:value-type="float" office:value="3.16227766016838E+016">
            <text:p>316227766016838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table:formula="of:=1001^([.A12]/2)" office:value-type="float" office:value="1.00601502001501E+018">
            <text:p>1,006,015,020,015,010,000</text:p>
          </table:table-cell>
          <table:table-cell table:formula="of:=[.A12]^2" office:value-type="float" office:value="144">
            <text:p>144</text:p>
          </table:table-cell>
          <table:table-cell table:formula="of:=[.A12]^3" office:value-type="float" office:value="1728">
            <text:p>1728</text:p>
          </table:table-cell>
          <table:table-cell table:formula="of:=1000^(([.A12])/2)" office:value-type="float" office:value="1E+018">
            <text:p>1000000000000000000</text:p>
          </table:table-cell>
        </table:table-row>
        <table:table-row table:style-name="ro1" table:number-rows-repeated="6552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6">09/26/2009</text:date>, <text:time>18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6T18:48:35</meta:creation-date>
    <meta:editing-duration>PT00H06M56S</meta:editing-duration>
    <meta:editing-cycles>2</meta:editing-cycles>
    <meta:generator>OpenOffice.org/3.0$Unix OpenOffice.org_project/300m15$Build-9379</meta:generator>
    <dc:date>2009-09-26T18:55:30</dc:date>
    <meta:document-statistic meta:table-count="3" meta:cell-count="65" meta:object-count="0"/>
    <meta:user-defined meta:name="Info 1"/>
    <meta:user-defined meta:name="Info 2"/>
    <meta:user-defined meta:name="Info 3"/>
    <meta:user-defined meta:name="Info 4"/>
  </office:meta>
</office:document-meta>
</file>